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1.31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0752in"/>
    </style:style>
    <style:style style:name="co13" style:family="table-column">
      <style:table-column-properties fo:break-before="auto" style:column-width="1.8472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1.9756in"/>
    </style:style>
    <style:style style:name="co16" style:family="table-column">
      <style:table-column-properties fo:break-before="auto" style:column-width="1.6437in"/>
    </style:style>
    <style:style style:name="co17" style:family="table-column">
      <style:table-column-properties fo:break-before="auto" style:column-width="1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3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3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epth_serial</text:p>
          </table:table-cell>
          <table:table-cell office:value-type="string" calcext:value-type="string">
            <text:p>Elapsed_time_serial</text:p>
          </table:table-cell>
          <table:table-cell office:value-type="string" calcext:value-type="string">
            <text:p>Threads_qty_pthreads</text:p>
          </table:table-cell>
          <table:table-cell office:value-type="string" calcext:value-type="string">
            <text:p>Depth_pthreads</text:p>
          </table:table-cell>
          <table:table-cell office:value-type="string" calcext:value-type="string">
            <text:p>Elapsed_time_pthreads</text:p>
          </table:table-cell>
          <table:table-cell office:value-type="string" calcext:value-type="string">
            <text:p>Threads_qty_omp</text:p>
          </table:table-cell>
          <table:table-cell office:value-type="string" calcext:value-type="string">
            <text:p>Depth_omp</text:p>
          </table:table-cell>
          <table:table-cell office:value-type="string" calcext:value-type="string">
            <text:p>Elapsed_time_om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8.008738379" calcext:value-type="float">
            <text:p>488.0087383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8.926235324" calcext:value-type="float">
            <text:p>418.926235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465157" calcext:value-type="float">
            <text:p>0.117465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7.416009964" calcext:value-type="float">
            <text:p>487.4160099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9.603934884" calcext:value-type="float">
            <text:p>419.6039348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321013654" calcext:value-type="float">
            <text:p>9.3210136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8.285397118" calcext:value-type="float">
            <text:p>488.2853971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0.158792183" calcext:value-type="float">
            <text:p>420.1587921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.305898563" calcext:value-type="float">
            <text:p>380.30589856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552673194" calcext:value-type="float">
            <text:p>98.5526731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1.900450013" calcext:value-type="float">
            <text:p>381.90045001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9.336651215" calcext:value-type="float">
            <text:p>99.3366512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.925593776" calcext:value-type="float">
            <text:p>380.92559377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9.496066489" calcext:value-type="float">
            <text:p>99.4960664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0.977541903" calcext:value-type="float">
            <text:p>90.97754190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5.392164549" calcext:value-type="float">
            <text:p>135.3921645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892311614" calcext:value-type="float">
            <text:p>382.89231161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7.881220136" calcext:value-type="float">
            <text:p>137.8812201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602331637" calcext:value-type="float">
            <text:p>382.60233163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5.843169263" calcext:value-type="float">
            <text:p>135.843169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4.525122109" calcext:value-type="float">
            <text:p>384.52512210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3.053449023" calcext:value-type="float">
            <text:p>103.053449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033008987" calcext:value-type="float">
            <text:p>98.03300898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3.207212195" calcext:value-type="float">
            <text:p>103.2072121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9.279209856" calcext:value-type="float">
            <text:p>99.27920985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651160195" calcext:value-type="float">
            <text:p>102.6511601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953925237" calcext:value-type="float">
            <text:p>98.95392523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4.354946804" calcext:value-type="float">
            <text:p>94.3549468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5.579784241" calcext:value-type="float">
            <text:p>135.57978424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931389835" calcext:value-type="float">
            <text:p>93.93138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4.944991575" calcext:value-type="float">
            <text:p>134.94499157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693358154" calcext:value-type="float">
            <text:p>93.6933581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5.555215921" calcext:value-type="float">
            <text:p>135.555215921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465610064" calcext:value-type="float">
            <text:p>102.465610064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4.014504887" calcext:value-type="float">
            <text:p>104.014504887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3.687993405" calcext:value-type="float">
            <text:p>103.687993405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293360201" calcext:value-type="float">
            <text:p>93.293360201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4250604" calcext:value-type="float">
            <text:p>93.4250604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44776767" calcext:value-type="float">
            <text:p>93.44776767</text:p>
          </table:table-cell>
        </table:table-row>
      </table:table>
      <table:table table:name="Concurrency grade analysis" table:style-name="ta1">
        <table:shapes>
          <draw:frame draw:z-index="0" draw:style-name="gr1" draw:text-style-name="P1" svg:width="8.6445in" svg:height="6.6614in" svg:x="0.1618in" svg:y="1.8406in">
            <draw:object draw:notify-on-update-of-ranges="'Concurrency grade analysis'.F2:'Concurrency grade analysis'.F6 'Concurrency grade analysis'.D2:'Concurrency grade analysis'.D6 'Concurrency grade analysis'.F2:'Concurrency grade analysis'.F6 'Concurrency grade analysis'.I2:'Concurrency grade analysis'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9248in" svg:height="6.6091in" svg:x="8.9571in" svg:y="1.8193in">
            <draw:object draw:notify-on-update-of-ranges="'Concurrency grade analysis'.F2:'Concurrency grade analysis'.F6 'Concurrency grade analysis'.E2:'Concurrency grade analysis'.E6 'Concurrency grade analysis'.F2:'Concurrency grade analysis'.F6 'Concurrency grade analysis'.J2:'Concurrency grade analysis'.J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10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ce1"/>
        <table:table-column table:style-name="co12" table:default-cell-style-name="ce2"/>
        <table:table-row table:style-name="ro1">
          <table:table-cell office:value-type="string" calcext:value-type="string">
            <text:p>Threads_qty_pthreads</text:p>
          </table:table-cell>
          <table:table-cell office:value-type="string" calcext:value-type="string">
            <text:p>Depth_pthreads</text:p>
          </table:table-cell>
          <table:table-cell office:value-type="string" calcext:value-type="string">
            <text:p>Elapsed_time_pthreads</text:p>
          </table:table-cell>
          <table:table-cell table:style-name="Default" office:value-type="string" calcext:value-type="string">
            <text:p>Speedup_pthreads</text:p>
          </table:table-cell>
          <table:table-cell table:style-name="Default" office:value-type="string" calcext:value-type="string">
            <text:p>Efficiency_pthreads</text:p>
          </table:table-cell>
          <table:table-cell office:value-type="string" calcext:value-type="string">
            <text:p>Threads_qty_omp</text:p>
          </table:table-cell>
          <table:table-cell office:value-type="string" calcext:value-type="string">
            <text:p>Depth_omp</text:p>
          </table:table-cell>
          <table:table-cell office:value-type="string" calcext:value-type="string">
            <text:p>Elapsed_time_omp</text:p>
          </table:table-cell>
          <table:table-cell table:style-name="Default" office:value-type="string" calcext:value-type="string">
            <text:p>Speedup_omp</text:p>
          </table:table-cell>
          <table:table-cell table:style-name="Default" office:value-type="string" calcext:value-type="string">
            <text:p>Efficiency_o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8.926235324" calcext:value-type="float">
            <text:p>418.926235324</text:p>
          </table:table-cell>
          <table:table-cell table:formula="of:=[.$C$2]/[.C2]" office:value-type="float" office:value="1" calcext:value-type="float">
            <text:p>1.00</text:p>
          </table:table-cell>
          <table:table-cell table:formula="of:=[.D2]/[.A2]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602331637" calcext:value-type="float">
            <text:p>382.602331637</text:p>
          </table:table-cell>
          <table:table-cell table:formula="of:=[.$H$2]/[.H2]" office:value-type="float" office:value="1" calcext:value-type="float">
            <text:p>1.00</text:p>
          </table:table-cell>
          <table:table-cell table:formula="of:=[.I2]/[.F2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552673194" calcext:value-type="float">
            <text:p>98.552673194</text:p>
          </table:table-cell>
          <table:table-cell table:formula="of:=[.$C$2]/[.C3]" office:value-type="float" office:value="4.25078510553791" calcext:value-type="float">
            <text:p>4.25</text:p>
          </table:table-cell>
          <table:table-cell table:formula="of:=[.D3]/[.A3]" office:value-type="float" office:value="0.531348138192238" calcext:value-type="float">
            <text:p>0.5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8.033008987" calcext:value-type="float">
            <text:p>98.033008987</text:p>
          </table:table-cell>
          <table:table-cell table:formula="of:=[.$H$2]/[.H3]" office:value-type="float" office:value="3.90279086187935" calcext:value-type="float">
            <text:p>3.90</text:p>
          </table:table-cell>
          <table:table-cell table:formula="of:=[.I3]/[.F3]" office:value-type="float" office:value="0.487848857734919" calcext:value-type="float">
            <text:p>0.48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35.392164549" calcext:value-type="float">
            <text:p>135.392164549</text:p>
          </table:table-cell>
          <table:table-cell table:formula="of:=[.$C$2]/[.C4]" office:value-type="float" office:value="3.09416897735161" calcext:value-type="float">
            <text:p>3.09</text:p>
          </table:table-cell>
          <table:table-cell table:formula="of:=[.D4]/[.A4]" office:value-type="float" office:value="0.773542244337902" calcext:value-type="float">
            <text:p>0.7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4.944991575" calcext:value-type="float">
            <text:p>134.944991575</text:p>
          </table:table-cell>
          <table:table-cell table:formula="of:=[.$H$2]/[.H4]" office:value-type="float" office:value="2.83524662287564" calcext:value-type="float">
            <text:p>2.84</text:p>
          </table:table-cell>
          <table:table-cell table:formula="of:=[.I4]/[.F4]" office:value-type="float" office:value="0.708811655718909" calcext:value-type="float">
            <text:p>0.7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651160195" calcext:value-type="float">
            <text:p>102.651160195</text:p>
          </table:table-cell>
          <table:table-cell table:formula="of:=[.$C$2]/[.C5]" office:value-type="float" office:value="4.08106673639335" calcext:value-type="float">
            <text:p>4.08</text:p>
          </table:table-cell>
          <table:table-cell table:formula="of:=[.D5]/[.A5]" office:value-type="float" office:value="0.255066671024585" calcext:value-type="float">
            <text:p>0.25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.465610064" calcext:value-type="float">
            <text:p>102.465610064</text:p>
          </table:table-cell>
          <table:table-cell table:formula="of:=[.$H$2]/[.H5]" office:value-type="float" office:value="3.73395846077554" calcext:value-type="float">
            <text:p>3.73</text:p>
          </table:table-cell>
          <table:table-cell table:formula="of:=[.I5]/[.F5]" office:value-type="float" office:value="0.233372403798471" calcext:value-type="float">
            <text:p>0.2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693358154" calcext:value-type="float">
            <text:p>93.693358154</text:p>
          </table:table-cell>
          <table:table-cell table:formula="of:=[.$C$2]/[.C6]" office:value-type="float" office:value="4.47124794732438" calcext:value-type="float">
            <text:p>4.47</text:p>
          </table:table-cell>
          <table:table-cell table:formula="of:=[.D6]/[.A6]" office:value-type="float" office:value="0.223562397366219" calcext:value-type="float">
            <text:p>0.2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293360201" calcext:value-type="float">
            <text:p>93.293360201</text:p>
          </table:table-cell>
          <table:table-cell table:formula="of:=[.$H$2]/[.H6]" office:value-type="float" office:value="4.10106711573777" calcext:value-type="float">
            <text:p>4.10</text:p>
          </table:table-cell>
          <table:table-cell table:formula="of:=[.I6]/[.F6]" office:value-type="float" office:value="0.205053355786889" calcext:value-type="float">
            <text:p>0.205</text:p>
          </table:table-cell>
        </table:table-row>
      </table:table>
      <table:table table:name="Optimizations analysis" table:style-name="ta1">
        <table:shapes>
          <draw:frame draw:z-index="0" draw:style-name="gr1" draw:text-style-name="P1" svg:width="6.2917in" svg:height="3.5449in" svg:x="9.6724in" svg:y="3.0012in">
            <draw:object draw:notify-on-update-of-ranges="'Optimizations analysis'.J2:'Optimizations analysis'.J6 'Optimizations analysis'.M2:'Optimizations analysis'.M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21in" svg:height="4.476in" svg:x="16.313in" svg:y="2.8335in">
            <draw:object draw:notify-on-update-of-ranges="'Optimizations analysis'.J2:'Optimizations analysis'.J6 'Optimizations analysis'.N1:'Optimizations analysis'.N1 'Optimizations analysis'.N2:'Optimizations analysis'.N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7.2276in" svg:height="4.7264in" svg:x="5.4169in" svg:y="6.9756in">
            <draw:object draw:notify-on-update-of-ranges="'Optimizations analysis'.J2:'Optimizations analysis'.J6 'Optimizations analysis'.O2:'Optimizations analysis'.O6 'Optimizations analysis'.J2:'Optimizations analysis'.J6 'Optimizations analysis'.H2:'Optimizations analysis'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3457in" svg:height="4.2457in" svg:x="13.5524in" svg:y="7.5917in">
            <draw:object draw:notify-on-update-of-ranges="'Optimizations analysis'.J2:'Optimizations analysis'.J6 'Optimizations analysis'.I2:'Optimizations analysis'.I6 'Optimizations analysis'.J2:'Optimizations analysis'.J6 'Optimizations analysis'.P2:'Optimizations analysis'.P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epth_serial</text:p>
          </table:table-cell>
          <table:table-cell office:value-type="string" calcext:value-type="string">
            <text:p>Elapsed_time_serial</text:p>
          </table:table-cell>
          <table:table-cell office:value-type="string" calcext:value-type="string">
            <text:p>Threads_qty_pthreads</text:p>
          </table:table-cell>
          <table:table-cell office:value-type="string" calcext:value-type="string">
            <text:p>Depth_pthreads</text:p>
          </table:table-cell>
          <table:table-cell office:value-type="string" calcext:value-type="string">
            <text:p>Elapsed_time_pthreads</text:p>
          </table:table-cell>
          <table:table-cell office:value-type="string" calcext:value-type="string">
            <text:p>Speedup_pthreads_vs_omp</text:p>
          </table:table-cell>
          <table:table-cell office:value-type="string" calcext:value-type="string">
            <text:p>Efficiency_pthreads_vs_omp</text:p>
          </table:table-cell>
          <table:table-cell office:value-type="string" calcext:value-type="string">
            <text:p>Speedup_pthreads_vs_serial</text:p>
          </table:table-cell>
          <table:table-cell office:value-type="string" calcext:value-type="string">
            <text:p>Efficiency_pthreads_vs_serial</text:p>
          </table:table-cell>
          <table:table-cell table:style-name="Default" office:value-type="string" calcext:value-type="string">
            <text:p>Threads_qty_omp</text:p>
          </table:table-cell>
          <table:table-cell table:style-name="Default" office:value-type="string" calcext:value-type="string">
            <text:p>Depth_omp</text:p>
          </table:table-cell>
          <table:table-cell table:style-name="Default" office:value-type="string" calcext:value-type="string">
            <text:p>Elapsed_time_omp</text:p>
          </table:table-cell>
          <table:table-cell office:value-type="string" calcext:value-type="string">
            <text:p>Speedup_omp_vs_pthreads</text:p>
          </table:table-cell>
          <table:table-cell office:value-type="string" calcext:value-type="string">
            <text:p>Efficiency_omp_vs_pthreads</text:p>
          </table:table-cell>
          <table:table-cell office:value-type="string" calcext:value-type="string">
            <text:p>Speedup_omp_vs_serial</text:p>
          </table:table-cell>
          <table:table-cell office:value-type="string" calcext:value-type="string">
            <text:p>Efficiency_omp_vs_se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7.416009964" calcext:value-type="float">
            <text:p>487.41600996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33.194794873" calcext:value-type="float">
            <text:p>133.194794873</text:p>
          </table:table-cell>
          <table:table-cell table:style-name="ce6" table:formula="of:=[.L2]/[.E2]" office:value-type="float" office:value="1.00281556687225" calcext:value-type="float">
            <text:p>1.0028</text:p>
          </table:table-cell>
          <table:table-cell table:style-name="ce6" table:formula="of:=[.F2]/[.C2]" office:value-type="float" office:value="0.250703891718061" calcext:value-type="float">
            <text:p>0.2507</text:p>
          </table:table-cell>
          <table:table-cell table:style-name="ce7" table:formula="of:=[.$B$2]/[.E2]" office:value-type="float" office:value="3.65942235527106" calcext:value-type="float">
            <text:p>3.6594</text:p>
          </table:table-cell>
          <table:table-cell table:style-name="ce7" table:formula="of:=[.H2]/[.C2]" office:value-type="float" office:value="0.914855588817766" calcext:value-type="float">
            <text:p>0.91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3.569813725" calcext:value-type="float">
            <text:p>133.569813725</text:p>
          </table:table-cell>
          <table:table-cell table:style-name="ce2" table:formula="of:=[.E2]/[.L2]" office:value-type="float" office:value="0.997192338287062" calcext:value-type="float">
            <text:p>0.997</text:p>
          </table:table-cell>
          <table:table-cell table:style-name="ce7" table:formula="of:=[.M2]/[.J2]" office:value-type="float" office:value="0.249298084571765" calcext:value-type="float">
            <text:p>0.2493</text:p>
          </table:table-cell>
          <table:table-cell table:style-name="ce7" table:formula="of:=[.$B$2]/[.L2]" office:value-type="float" office:value="3.6491479352327" calcext:value-type="float">
            <text:p>3.6491</text:p>
          </table:table-cell>
          <table:table-cell table:style-name="ce7" table:formula="of:=[.O2]/[.J2]" office:value-type="float" office:value="0.912286983808175" calcext:value-type="float">
            <text:p>0.9123</text:p>
          </table:table-cell>
        </table:table-row>
        <table:table-row table:style-name="ro1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9.845575457" calcext:value-type="float">
            <text:p>119.845575457</text:p>
          </table:table-cell>
          <table:table-cell table:style-name="ce6" table:formula="of:=[.L3]/[.E3]" office:value-type="float" office:value="1.00707126434804" calcext:value-type="float">
            <text:p>1.0071</text:p>
          </table:table-cell>
          <table:table-cell table:style-name="ce6" table:formula="of:=[.F3]/[.C3]" office:value-type="float" office:value="0.201414252869609" calcext:value-type="float">
            <text:p>0.2014</text:p>
          </table:table-cell>
          <table:table-cell table:style-name="ce7" table:formula="of:=[.$B$2]/[.E3]" office:value-type="float" office:value="4.06703383170689" calcext:value-type="float">
            <text:p>4.0670</text:p>
          </table:table-cell>
          <table:table-cell table:style-name="ce7" table:formula="of:=[.H3]/[.C3]" office:value-type="float" office:value="0.813406766341378" calcext:value-type="float">
            <text:p>0.81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0.693035202" calcext:value-type="float">
            <text:p>120.693035202</text:p>
          </table:table-cell>
          <table:table-cell table:style-name="ce2" table:formula="of:=[.E3]/[.L3]" office:value-type="float" office:value="0.992978387331285" calcext:value-type="float">
            <text:p>0.993</text:p>
          </table:table-cell>
          <table:table-cell table:style-name="ce7" table:formula="of:=[.M3]/[.J3]" office:value-type="float" office:value="0.198595677466257" calcext:value-type="float">
            <text:p>0.1986</text:p>
          </table:table-cell>
          <table:table-cell table:style-name="ce7" table:formula="of:=[.$B$2]/[.L3]" office:value-type="float" office:value="4.03847669543009" calcext:value-type="float">
            <text:p>4.0385</text:p>
          </table:table-cell>
          <table:table-cell table:style-name="ce7" table:formula="of:=[.O3]/[.J3]" office:value-type="float" office:value="0.807695339086017" calcext:value-type="float">
            <text:p>0.8077</text:p>
          </table:table-cell>
        </table:table-row>
        <table:table-row table:style-name="ro1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8.992988735" calcext:value-type="float">
            <text:p>118.992988735</text:p>
          </table:table-cell>
          <table:table-cell table:style-name="ce6" table:formula="of:=[.L4]/[.E4]" office:value-type="float" office:value="1.03075888541762" calcext:value-type="float">
            <text:p>1.0308</text:p>
          </table:table-cell>
          <table:table-cell table:style-name="ce6" table:formula="of:=[.F4]/[.C4]" office:value-type="float" office:value="0.171793147569603" calcext:value-type="float">
            <text:p>0.1718</text:p>
          </table:table-cell>
          <table:table-cell table:style-name="ce7" table:formula="of:=[.$B$2]/[.E4]" office:value-type="float" office:value="4.09617419602332" calcext:value-type="float">
            <text:p>4.0962</text:p>
          </table:table-cell>
          <table:table-cell table:style-name="ce7" table:formula="of:=[.H4]/[.C4]" office:value-type="float" office:value="0.682695699337219" calcext:value-type="float">
            <text:p>0.68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2.653080441" calcext:value-type="float">
            <text:p>122.653080441</text:p>
          </table:table-cell>
          <table:table-cell table:style-name="ce2" table:formula="of:=[.E4]/[.L4]" office:value-type="float" office:value="0.97015899076615" calcext:value-type="float">
            <text:p>0.970</text:p>
          </table:table-cell>
          <table:table-cell table:style-name="ce7" table:formula="of:=[.M4]/[.J4]" office:value-type="float" office:value="0.161693165127692" calcext:value-type="float">
            <text:p>0.1617</text:p>
          </table:table-cell>
          <table:table-cell table:style-name="ce7" table:formula="of:=[.$B$2]/[.L4]" office:value-type="float" office:value="3.97394022401633" calcext:value-type="float">
            <text:p>3.9739</text:p>
          </table:table-cell>
          <table:table-cell table:style-name="ce7" table:formula="of:=[.O4]/[.J4]" office:value-type="float" office:value="0.662323370669388" calcext:value-type="float">
            <text:p>0.6623</text:p>
          </table:table-cell>
        </table:table-row>
        <table:table-row table:style-name="ro1"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.000256299" calcext:value-type="float">
            <text:p>100.000256299</text:p>
          </table:table-cell>
          <table:table-cell table:style-name="ce6" table:formula="of:=[.L5]/[.E5]" office:value-type="float" office:value="1.02170185771836" calcext:value-type="float">
            <text:p>1.0217</text:p>
          </table:table-cell>
          <table:table-cell table:style-name="ce6" table:formula="of:=[.F5]/[.C5]" office:value-type="float" office:value="0.145957408245479" calcext:value-type="float">
            <text:p>0.1460</text:p>
          </table:table-cell>
          <table:table-cell table:style-name="ce7" table:formula="of:=[.$B$2]/[.E5]" office:value-type="float" office:value="4.87414760724842" calcext:value-type="float">
            <text:p>4.8741</text:p>
          </table:table-cell>
          <table:table-cell table:style-name="ce7" table:formula="of:=[.H5]/[.C5]" office:value-type="float" office:value="0.696306801035489" calcext:value-type="float">
            <text:p>0.696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.170447633" calcext:value-type="float">
            <text:p>102.170447633</text:p>
          </table:table-cell>
          <table:table-cell table:style-name="ce2" table:formula="of:=[.E5]/[.L5]" office:value-type="float" office:value="0.978759109074325" calcext:value-type="float">
            <text:p>0.979</text:p>
          </table:table-cell>
          <table:table-cell table:style-name="ce7" table:formula="of:=[.M5]/[.J5]" office:value-type="float" office:value="0.139822729867761" calcext:value-type="float">
            <text:p>0.1398</text:p>
          </table:table-cell>
          <table:table-cell table:style-name="ce7" table:formula="of:=[.$B$2]/[.L5]" office:value-type="float" office:value="4.77061636956722" calcext:value-type="float">
            <text:p>4.7706</text:p>
          </table:table-cell>
          <table:table-cell table:style-name="ce7" table:formula="of:=[.O5]/[.J5]" office:value-type="float" office:value="0.681516624223888" calcext:value-type="float">
            <text:p>0.6815</text:p>
          </table:table-cell>
        </table:table-row>
        <table:table-row table:style-name="ro1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9.372605173" calcext:value-type="float">
            <text:p>99.372605173</text:p>
          </table:table-cell>
          <table:table-cell table:style-name="ce6" table:formula="of:=[.L6]/[.E6]" office:value-type="float" office:value="1.01535759538902" calcext:value-type="float">
            <text:p>1.0154</text:p>
          </table:table-cell>
          <table:table-cell table:style-name="ce6" table:formula="of:=[.F6]/[.C6]" office:value-type="float" office:value="0.126919699423628" calcext:value-type="float">
            <text:p>0.1269</text:p>
          </table:table-cell>
          <table:table-cell table:style-name="ce7" table:formula="of:=[.$B$2]/[.E6]" office:value-type="float" office:value="4.90493339804714" calcext:value-type="float">
            <text:p>4.9049</text:p>
          </table:table-cell>
          <table:table-cell table:style-name="ce7" table:formula="of:=[.H6]/[.C6]" office:value-type="float" office:value="0.613116674755893" calcext:value-type="float">
            <text:p>0.61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.898729436" calcext:value-type="float">
            <text:p>100.898729436</text:p>
          </table:table-cell>
          <table:table-cell table:style-name="ce2" table:formula="of:=[.E6]/[.L6]" office:value-type="float" office:value="0.984874692956684" calcext:value-type="float">
            <text:p>0.985</text:p>
          </table:table-cell>
          <table:table-cell table:style-name="ce7" table:formula="of:=[.M6]/[.J6]" office:value-type="float" office:value="0.123109336619585" calcext:value-type="float">
            <text:p>0.1231</text:p>
          </table:table-cell>
          <table:table-cell table:style-name="ce7" table:formula="of:=[.$B$2]/[.L6]" office:value-type="float" office:value="4.83074477437466" calcext:value-type="float">
            <text:p>4.8307</text:p>
          </table:table-cell>
          <table:table-cell table:style-name="ce7" table:formula="of:=[.O6]/[.J6]" office:value-type="float" office:value="0.603843096796833" calcext:value-type="float">
            <text:p>0.6038</text:p>
          </table:table-cell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2"/>
          <table:table-cell table:style-name="Default" table:number-columns-repeated="3"/>
          <table:table-cell/>
          <table:table-cell table:style-name="ce7" table:formula="of:=MAX([.N2:.N6])" office:value-type="float" office:value="0.249298084571765" calcext:value-type="float">
            <text:p>0.24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6"/>
          <table:table-cell table:style-name="ce7" table:formula="of:=MIN([.N2:.N6])" office:value-type="float" office:value="0.123109336619585" calcext:value-type="float">
            <text:p>0.123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2"/>
          <table:table-cell table:style-name="ce5"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5" table:number-columns-repeated="5"/>
          <table:table-cell table:number-columns-repeated="9"/>
        </table:table-row>
        <table:table-row table:style-name="ro1" table:number-rows-repeated="4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ull OMP analysis" table:style-name="ta1">
        <table:shapes>
          <draw:frame draw:z-index="0" draw:style-name="gr1" draw:text-style-name="P1" svg:width="7.9614in" svg:height="5.3122in" svg:x="7.9177in" svg:y="0.6693in">
            <draw:object draw:notify-on-update-of-ranges="'Full OMP analysis'.D1:'Full OMP analysis'.D1 'Full OMP analysis'.D2:'Full OMP analysis'.D20 'Full OMP analysis'.G1:'Full OMP analysis'.G1 'Full OMP analysis'.G2:'Full OMP analysis'.G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number-columns-repeated="5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hreads_qt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lapsed_time</text:p>
          </table:table-cell>
          <table:table-cell office:value-type="string" calcext:value-type="string">
            <text:p>Threads_qt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inimum_Elapsed_Tim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4.996024619" calcext:value-type="float">
            <text:p>384.9960246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.932942854" calcext:value-type="float">
            <text:p>380.932942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.932942854" calcext:value-type="float">
            <text:p>380.9329428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7.442032103" calcext:value-type="float">
            <text:p>227.442032103</text:p>
          </table:table-cell>
          <table:table-cell table:formula="of:=487.416009964 /[.F3]" office:value-type="float" office:value="2.14303400940099" calcext:value-type="float">
            <text:p>2.14303400940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4.575193339" calcext:value-type="float">
            <text:p>384.5751933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2.049694809" calcext:value-type="float">
            <text:p>172.049694809</text:p>
          </table:table-cell>
          <table:table-cell table:formula="of:=487.416009964 /[.F4]" office:value-type="float" office:value="2.83299549298883" calcext:value-type="float">
            <text:p>2.83299549298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7.442032103" calcext:value-type="float">
            <text:p>227.4420321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3.569813725" calcext:value-type="float">
            <text:p>133.569813725</text:p>
          </table:table-cell>
          <table:table-cell table:formula="of:=487.416009964 /[.F5]" office:value-type="float" office:value="3.6491479352327" calcext:value-type="float">
            <text:p>3.6491479352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8.350216241" calcext:value-type="float">
            <text:p>228.3502162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0.693035202" calcext:value-type="float">
            <text:p>120.693035202</text:p>
          </table:table-cell>
          <table:table-cell table:formula="of:=487.416009964 /[.F6]" office:value-type="float" office:value="4.03847669543009" calcext:value-type="float">
            <text:p>4.03847669543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9.013015971" calcext:value-type="float">
            <text:p>229.01301597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2.653080441" calcext:value-type="float">
            <text:p>122.653080441</text:p>
          </table:table-cell>
          <table:table-cell table:formula="of:=487.416009964 /[.F7]" office:value-type="float" office:value="3.97394022401633" calcext:value-type="float">
            <text:p>3.973940224016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4.298172466" calcext:value-type="float">
            <text:p>174.29817246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.170447633" calcext:value-type="float">
            <text:p>102.170447633</text:p>
          </table:table-cell>
          <table:table-cell table:formula="of:=487.416009964 /[.F8]" office:value-type="float" office:value="4.77061636956722" calcext:value-type="float">
            <text:p>4.770616369567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3.8030534" calcext:value-type="float">
            <text:p>173.80305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.898729436" calcext:value-type="float">
            <text:p>100.898729436</text:p>
          </table:table-cell>
          <table:table-cell table:formula="of:=487.416009964 /[.F9]" office:value-type="float" office:value="4.83074477437466" calcext:value-type="float">
            <text:p>4.83074477437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2.049694809" calcext:value-type="float">
            <text:p>172.04969480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6.666831498" calcext:value-type="float">
            <text:p>106.666831498</text:p>
          </table:table-cell>
          <table:table-cell table:formula="of:=487.416009964 /[.F10]" office:value-type="float" office:value="4.56951803216484" calcext:value-type="float">
            <text:p>4.5695180321648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34.958747658" calcext:value-type="float">
            <text:p>134.95874765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3.061420553" calcext:value-type="float">
            <text:p>93.061420553</text:p>
          </table:table-cell>
          <table:table-cell table:formula="of:=487.416009964 /[.F11]" office:value-type="float" office:value="5.237573282974" calcext:value-type="float">
            <text:p>5.23757328297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6.242133874" calcext:value-type="float">
            <text:p>146.24213387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3.053195088" calcext:value-type="float">
            <text:p>93.053195088</text:p>
          </table:table-cell>
          <table:table-cell table:formula="of:=487.416009964 /[.F12]" office:value-type="float" office:value="5.23803625983023" calcext:value-type="float">
            <text:p>5.2380362598302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33.569813725" calcext:value-type="float">
            <text:p>133.5698137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5.158220351" calcext:value-type="float">
            <text:p>95.158220351</text:p>
          </table:table-cell>
          <table:table-cell table:formula="of:=487.416009964 /[.F13]" office:value-type="float" office:value="5.12216399346394" calcext:value-type="float">
            <text:p>5.12216399346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3.73907544" calcext:value-type="float">
            <text:p>123.739075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6.82774069" calcext:value-type="float">
            <text:p>96.82774069</text:p>
          </table:table-cell>
          <table:table-cell table:formula="of:=487.416009964 /[.F14]" office:value-type="float" office:value="5.03384677253281" calcext:value-type="float">
            <text:p>5.033846772532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3.721424002" calcext:value-type="float">
            <text:p>123.72142400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8.475265248" calcext:value-type="float">
            <text:p>98.475265248</text:p>
          </table:table-cell>
          <table:table-cell table:formula="of:=487.416009964 /[.F15]" office:value-type="float" office:value="4.94962881020419" calcext:value-type="float">
            <text:p>4.949628810204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0.693035202" calcext:value-type="float">
            <text:p>120.69303520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1.445875735" calcext:value-type="float">
            <text:p>101.445875735</text:p>
          </table:table-cell>
          <table:table-cell table:formula="of:=487.416009964 /[.F16]" office:value-type="float" office:value="4.80469024918512" calcext:value-type="float">
            <text:p>4.80469024918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2.653080441" calcext:value-type="float">
            <text:p>122.65308044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4.723474175" calcext:value-type="float">
            <text:p>104.723474175</text:p>
          </table:table-cell>
          <table:table-cell table:formula="of:=487.416009964 /[.F17]" office:value-type="float" office:value="4.65431474465309" calcext:value-type="float">
            <text:p>4.654314744653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3.325609178" calcext:value-type="float">
            <text:p>123.32560917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6.936663555" calcext:value-type="float">
            <text:p>106.936663555</text:p>
          </table:table-cell>
          <table:table-cell table:formula="of:=487.416009964 /[.F18]" office:value-type="float" office:value="4.55798781970891" calcext:value-type="float">
            <text:p>4.557987819708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3.407665388" calcext:value-type="float">
            <text:p>123.40766538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1.092679136" calcext:value-type="float">
            <text:p>111.092679136</text:p>
          </table:table-cell>
          <table:table-cell table:formula="of:=487.416009964 /[.F19]" office:value-type="float" office:value="4.38747191763468" calcext:value-type="float">
            <text:p>4.38747191763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.170447633" calcext:value-type="float">
            <text:p>102.1704476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108099985" calcext:value-type="float">
            <text:p>93.108099985</text:p>
          </table:table-cell>
          <table:table-cell table:formula="of:=487.416009964 /[.F20]" office:value-type="float" office:value="5.23494744326782" calcext:value-type="float">
            <text:p>5.234947443267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.326287775" calcext:value-type="float">
            <text:p>102.32628777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.674394596" calcext:value-type="float">
            <text:p>102.67439459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2.702821678" calcext:value-type="float">
            <text:p>102.70282167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.898729436" calcext:value-type="float">
            <text:p>100.89872943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2.050472357" calcext:value-type="float">
            <text:p>102.05047235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6.666831498" calcext:value-type="float">
            <text:p>106.66683149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6.918315931" calcext:value-type="float">
            <text:p>106.91831593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6.992759863" calcext:value-type="float">
            <text:p>106.99275986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4.022658186" calcext:value-type="float">
            <text:p>94.02265818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5.115031482" calcext:value-type="float">
            <text:p>95.11503148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3.061420553" calcext:value-type="float">
            <text:p>93.0614205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3.053195088" calcext:value-type="float">
            <text:p>93.05319508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4.036075746" calcext:value-type="float">
            <text:p>94.03607574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3.398014642" calcext:value-type="float">
            <text:p>93.39801464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7.02439022" calcext:value-type="float">
            <text:p>97.0243902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5.158220351" calcext:value-type="float">
            <text:p>95.15822035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5.547932148" calcext:value-type="float">
            <text:p>95.54793214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6.82774069" calcext:value-type="float">
            <text:p>96.8277406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6.89083835" calcext:value-type="float">
            <text:p>96.8908383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8.245806413" calcext:value-type="float">
            <text:p>98.2458064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0.985664831" calcext:value-type="float">
            <text:p>100.98566483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8.475265248" calcext:value-type="float">
            <text:p>98.47526524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0.317927991" calcext:value-type="float">
            <text:p>100.31792799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3.793738203" calcext:value-type="float">
            <text:p>103.79373820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2.020894537" calcext:value-type="float">
            <text:p>102.02089453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1.445875735" calcext:value-type="float">
            <text:p>101.44587573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4.723474175" calcext:value-type="float">
            <text:p>104.72347417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5.969069429" calcext:value-type="float">
            <text:p>105.9690694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5.745039585" calcext:value-type="float">
            <text:p>105.74503958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9.108897648" calcext:value-type="float">
            <text:p>109.10889764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6.936663555" calcext:value-type="float">
            <text:p>106.93666355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7.050138854" calcext:value-type="float">
            <text:p>107.05013885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1.020616141" calcext:value-type="float">
            <text:p>111.02061614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1.337531232" calcext:value-type="float">
            <text:p>111.33753123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9.263926212" calcext:value-type="float">
            <text:p>109.26392621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1.092679136" calcext:value-type="float">
            <text:p>111.09267913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0.39273278" calcext:value-type="float">
            <text:p>110.3927327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2.206759621" calcext:value-type="float">
            <text:p>112.20675962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291812967" calcext:value-type="float">
            <text:p>93.29181296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108099985" calcext:value-type="float">
            <text:p>93.10809998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3.84399757" calcext:value-type="float">
            <text:p>93.843997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12:39:27.091284129</meta:creation-date>
    <dc:date>2022-07-04T23:10:25.922702382</dc:date>
    <meta:editing-duration>PT5H14M49S</meta:editing-duration>
    <meta:editing-cycles>7</meta:editing-cycles>
    <meta:generator>LibreOffice/7.3.4.2$Linux_X86_64 LibreOffice_project/30$Build-2</meta:generator>
    <meta:document-statistic meta:table-count="4" meta:cell-count="535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" chart:maximum="20" chart:origin="0" chart:interval-maj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1" chart:maximum="5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58cm" svg:height="16.921cm" xlink:href=".." xlink:type="simple" chart:class="chart:scatter" chart:style-name="ch1">
        <chart:title svg:x="4.956cm" svg:y="0.474cm" chart:style-name="ch2">
          <text:p>Speedup multithreaded against single threaded methodology</text:p>
        </chart:title>
        <chart:subtitle svg:x="9.229cm" svg:y="1.591cm" chart:style-name="ch3">
          <text:p>Tserial/Tconcurrent</text:p>
        </chart:subtitle>
        <chart:legend chart:legend-position="end" svg:x="19.88cm" svg:y="7.912cm" style:legend-expansion="high" chart:style-name="ch4"/>
        <chart:plot-area chart:style-name="ch5" table:cell-range-address="'Concurrency grade analysis'.F2:'Concurrency grade analysis'.F6 'Concurrency grade analysis'.D2:'Concurrency grade analysis'.D6 'Concurrency grade analysis'.I2:'Concurrency grade analysis'.I6" chart:data-source-has-labels="row" svg:x="1.45cm" svg:y="2.612cm" svg:width="17.991cm" svg:height="12.99cm">
          <chart:coordinate-region svg:x="2.362cm" svg:y="2.612cm" svg:width="17.079cm" svg:height="12.343cm"/>
          <chart:axis chart:dimension="x" chart:name="primary-x" chart:style-name="ch6">
            <chart:title svg:x="9.184cm" svg:y="15.94cm" chart:style-name="ch7">
              <text:p>Threads quantity</text:p>
            </chart:title>
          </chart:axis>
          <chart:axis chart:dimension="y" chart:name="primary-y" chart:style-name="ch8">
            <chart:title svg:x="0.451cm" svg:y="9.826cm" chart:style-name="ch9">
              <text:p>Speedup</text:p>
            </chart:title>
            <chart:grid chart:style-name="ch10" chart:class="major"/>
          </chart:axis>
          <chart:series chart:style-name="ch11" chart:values-cell-range-address="'Concurrency grade analysis'.D2:'Concurrency grade analysis'.D6" loext:label-string="pthreads" chart:class="chart:scatter">
            <chart:domain table:cell-range-address="'Concurrency grade analysis'.F2:'Concurrency grade analysis'.F6"/>
            <chart:data-point chart:repeated="5"/>
          </chart:series>
          <chart:series chart:style-name="ch12" chart:values-cell-range-address="'Concurrency grade analysis'.I2:'Concurrency grade analysis'.I6" loext:label-string="openmp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threads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currency grade analysis'.F2:'Concurrency grade analysis'.F6</svg:desc>
                </draw:g>
              </table:table-cell>
              <table:table-cell office:value-type="float" office:value="1">
                <text:p>1</text:p>
                <draw:g>
                  <svg:desc>'Concurrency grade analysis'.D2:'Concurrency grade analysis'.D6</svg:desc>
                </draw:g>
              </table:table-cell>
              <table:table-cell office:value-type="float" office:value="1">
                <text:p>1</text:p>
                <draw:g>
                  <svg:desc>'Concurrency grade analysis'.I2:'Concurrency grade analysis'.I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25078510553791">
                <text:p>4.25078510553791</text:p>
              </table:table-cell>
              <table:table-cell office:value-type="float" office:value="3.90279086187935">
                <text:p>3.90279086187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9416897735161">
                <text:p>3.09416897735161</text:p>
              </table:table-cell>
              <table:table-cell office:value-type="float" office:value="2.83524662287564">
                <text:p>2.83524662287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.08106673639335">
                <text:p>4.08106673639335</text:p>
              </table:table-cell>
              <table:table-cell office:value-type="float" office:value="3.73395846077554">
                <text:p>3.73395846077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.47124794732438">
                <text:p>4.47124794732438</text:p>
              </table:table-cell>
              <table:table-cell office:value-type="float" office:value="4.10106711573777">
                <text:p>4.10106711573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" chart:maximum="20" chart:interval-maj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3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7cm" svg:height="16.788cm" xlink:href=".." xlink:type="simple" chart:class="chart:scatter" chart:style-name="ch1">
        <chart:title svg:x="6.516cm" svg:y="0.471cm" chart:style-name="ch2">
          <text:p>Efficiency into  each multithreaded methodology</text:p>
        </chart:title>
        <chart:subtitle svg:x="9.796cm" svg:y="1.585cm" chart:style-name="ch3">
          <text:p>Speedup/threads</text:p>
        </chart:subtitle>
        <chart:legend chart:legend-position="end" svg:x="20.592cm" svg:y="7.846cm" style:legend-expansion="high" chart:style-name="ch4"/>
        <chart:plot-area chart:style-name="ch5" table:cell-range-address="'Concurrency grade analysis'.E2:'Concurrency grade analysis'.F6 'Concurrency grade analysis'.J2:'Concurrency grade analysis'.J6" chart:data-source-has-labels="row" svg:x="1.464cm" svg:y="2.603cm" svg:width="18.675cm" svg:height="12.869cm">
          <chart:coordinate-region svg:x="2.562cm" svg:y="2.803cm" svg:width="17.577cm" svg:height="12.022cm"/>
          <chart:axis chart:dimension="x" chart:name="primary-x" chart:style-name="ch6">
            <chart:title svg:x="9.54cm" svg:y="15.807cm" chart:style-name="ch7">
              <text:p>Threads quantity</text:p>
            </chart:title>
          </chart:axis>
          <chart:axis chart:dimension="y" chart:name="primary-y" chart:style-name="ch8">
            <chart:title svg:x="0.451cm" svg:y="9.782cm" chart:style-name="ch9">
              <text:p>Efficiency</text:p>
            </chart:title>
            <chart:grid chart:style-name="ch10" chart:class="major"/>
          </chart:axis>
          <chart:series chart:style-name="ch11" chart:values-cell-range-address="'Concurrency grade analysis'.E2:'Concurrency grade analysis'.E6" loext:label-string="pthreads" chart:class="chart:scatter">
            <chart:domain table:cell-range-address="'Concurrency grade analysis'.F2:'Concurrency grade analysis'.F6"/>
            <chart:data-point chart:repeated="5"/>
          </chart:series>
          <chart:series chart:style-name="ch12" chart:values-cell-range-address="'Concurrency grade analysis'.J2:'Concurrency grade analysis'.J6" loext:label-string="openmp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threads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currency grade analysis'.F2:'Concurrency grade analysis'.F6</svg:desc>
                </draw:g>
              </table:table-cell>
              <table:table-cell office:value-type="float" office:value="1">
                <text:p>1</text:p>
                <draw:g>
                  <svg:desc>'Concurrency grade analysis'.E2:'Concurrency grade analysis'.E6</svg:desc>
                </draw:g>
              </table:table-cell>
              <table:table-cell office:value-type="float" office:value="1">
                <text:p>1</text:p>
                <draw:g>
                  <svg:desc>'Concurrency grade analysis'.J2:'Concurrency grade analysis'.J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531348138192238">
                <text:p>0.531348138192238</text:p>
              </table:table-cell>
              <table:table-cell office:value-type="float" office:value="0.487848857734919">
                <text:p>0.487848857734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73542244337902">
                <text:p>0.773542244337902</text:p>
              </table:table-cell>
              <table:table-cell office:value-type="float" office:value="0.708811655718909">
                <text:p>0.708811655718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255066671024585">
                <text:p>0.255066671024585</text:p>
              </table:table-cell>
              <table:table-cell office:value-type="float" office:value="0.233372403798471">
                <text:p>0.233372403798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223562397366219">
                <text:p>0.223562397366219</text:p>
              </table:table-cell>
              <table:table-cell office:value-type="float" office:value="0.205053355786889">
                <text:p>0.205053355786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4" chart:maximum="8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3">
      <style:chart-properties chart:display-label="true" chart:logarithmic="false" chart:minimum="0.96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title svg:x="4.23cm" svg:y="0.316cm" chart:style-name="ch2">
          <text:p>Speedup OMP compared to Pthreads</text:p>
        </chart:title>
        <chart:subtitle svg:x="6.664cm" svg:y="1.275cm" chart:style-name="ch3">
          <text:p>Pthreads/Omp</text:p>
        </chart:subtitle>
        <chart:plot-area chart:style-name="ch4" table:cell-range-address="'Optimizations analysis'.J2:'Optimizations analysis'.J6 'Optimizations analysis'.M2:'Optimizations analysis'.M6" chart:data-source-has-labels="row" svg:x="1.33cm" svg:y="2.138cm" svg:width="14.333cm" svg:height="5.706cm">
          <chart:coordinate-region svg:x="2.428cm" svg:y="2.337cm" svg:width="13.141cm" svg:height="4.86cm"/>
          <chart:axis chart:dimension="x" chart:name="primary-x" chart:style-name="ch5">
            <chart:title svg:x="7.235cm" svg:y="8.024cm" chart:style-name="ch6">
              <text:p>Threads quantity</text:p>
            </chart:title>
          </chart:axis>
          <chart:axis chart:dimension="y" chart:name="primary-y" chart:style-name="ch7">
            <chart:title svg:x="0.451cm" svg:y="5.71cm" chart:style-name="ch8">
              <text:p>Speedup</text:p>
            </chart:title>
            <chart:grid chart:style-name="ch9" chart:class="major"/>
          </chart:axis>
          <chart:series chart:style-name="ch10" chart:values-cell-range-address="'Optimizations analysis'.M2:'Optimizations analysis'.M6" loext:label-string="omp_to_pthreads" chart:class="chart:scatter">
            <chart:domain table:cell-range-address="'Optimizations analysis'.J2:'Optimizations analysis'.J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omp_to_p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izations analysis'.J2:'Optimizations analysis'.J6</svg:desc>
                </draw:g>
              </table:table-cell>
              <table:table-cell office:value-type="float" office:value="0.997192338287062">
                <text:p>0.997192338287062</text:p>
                <draw:g>
                  <svg:desc>'Optimizations analysis'.M2:'Optimizations analysis'.M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92978387331285">
                <text:p>0.992978387331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7015899076615">
                <text:p>0.97015899076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978759109074325">
                <text:p>0.978759109074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984874692956684">
                <text:p>0.9848746929566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4" chart:maximum="8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2">
      <style:chart-properties chart:display-label="true" chart:logarithmic="false" chart:min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11.37cm" xlink:href=".." xlink:type="simple" chart:class="chart:scatter" chart:style-name="ch1">
        <chart:title svg:x="3.754cm" svg:y="0.363cm" chart:style-name="ch2">
          <text:p>Efficiency OpenMP compared to Pthreads</text:p>
        </chart:title>
        <chart:subtitle svg:x="5.778cm" svg:y="1.369cm" chart:style-name="ch3">
          <text:p>Pthreads/(OMP*threads)</text:p>
        </chart:subtitle>
        <chart:plot-area chart:style-name="ch4" table:cell-range-address="'Optimizations analysis'.J2:'Optimizations analysis'.J6 'Optimizations analysis'.N1:'Optimizations analysis'.N6" chart:data-source-has-labels="row" svg:x="1.33cm" svg:y="2.279cm" svg:width="14.334cm" svg:height="7.883cm">
          <chart:coordinate-region svg:x="2.613cm" svg:y="2.478cm" svg:width="12.957cm" svg:height="7.037cm"/>
          <chart:axis chart:dimension="x" chart:name="primary-x" chart:style-name="ch5">
            <chart:title svg:x="7.236cm" svg:y="10.389cm" chart:style-name="ch6">
              <text:p>Threads quantity</text:p>
            </chart:title>
          </chart:axis>
          <chart:axis chart:dimension="y" chart:name="primary-y" chart:style-name="ch7">
            <chart:title svg:x="0.451cm" svg:y="6.965cm" chart:style-name="ch8">
              <text:p>Efficiency</text:p>
            </chart:title>
            <chart:grid chart:style-name="ch9" chart:class="major"/>
          </chart:axis>
          <chart:series chart:style-name="ch10" chart:values-cell-range-address="'Optimizations analysis'.N2:'Optimizations analysis'.N6" chart:label-cell-address="'Optimizations analysis'.N1:'Optimizations analysis'.N1" chart:class="chart:scatter">
            <chart:domain table:cell-range-address="'Optimizations analysis'.J2:'Optimizations analysis'.J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Efficiency_omp_vs_pthreads</text:p>
                <draw:g>
                  <svg:desc>'Optimizations analysis'.N1:'Optimizations analysis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izations analysis'.J2:'Optimizations analysis'.J6</svg:desc>
                </draw:g>
              </table:table-cell>
              <table:table-cell office:value-type="float" office:value="0.249298084571765">
                <text:p>0.249298084571765</text:p>
                <draw:g>
                  <svg:desc>'Optimizations analysis'.N2:'Optimizations analysis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98595677466257">
                <text:p>0.198595677466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161693165127692">
                <text:p>0.161693165127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139822729867761">
                <text:p>0.139822729867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23109336619585">
                <text:p>0.1231093366195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4" chart:maximum="8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minimum="3.5" chart:maximum="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59cm" svg:height="12.006cm" xlink:href=".." xlink:type="simple" chart:class="chart:scatter" chart:style-name="ch1">
        <chart:title svg:x="5.206cm" svg:y="0.376cm" chart:style-name="ch2">
          <text:p>Speedup concurrent compared to serial</text:p>
        </chart:title>
        <chart:subtitle svg:x="7.601cm" svg:y="1.395cm" chart:style-name="ch3">
          <text:p>Serial/Concurrent</text:p>
        </chart:subtitle>
        <chart:legend chart:legend-position="end" svg:x="15.692cm" svg:y="5.455cm" style:legend-expansion="high" chart:style-name="ch4"/>
        <chart:plot-area chart:style-name="ch5" table:cell-range-address="'Optimizations analysis'.J2:'Optimizations analysis'.J6 'Optimizations analysis'.O2:'Optimizations analysis'.O6 'Optimizations analysis'.H2:'Optimizations analysis'.H6" chart:data-source-has-labels="row" svg:x="1.378cm" svg:y="2.318cm" svg:width="13.947cm" svg:height="8.467cm">
          <chart:coordinate-region svg:x="2.105cm" svg:y="2.318cm" svg:width="13.126cm" svg:height="7.82cm"/>
          <chart:axis chart:dimension="x" chart:name="primary-x" chart:style-name="ch6">
            <chart:title svg:x="7.09cm" svg:y="11.025cm" chart:style-name="ch7">
              <text:p>Threads quantity</text:p>
            </chart:title>
          </chart:axis>
          <chart:axis chart:dimension="y" chart:name="primary-y" chart:style-name="ch8">
            <chart:title svg:x="0.451cm" svg:y="7.27cm" chart:style-name="ch9">
              <text:p>Speedup</text:p>
            </chart:title>
            <chart:grid chart:style-name="ch10" chart:class="major"/>
          </chart:axis>
          <chart:series chart:style-name="ch11" chart:values-cell-range-address="'Optimizations analysis'.O2:'Optimizations analysis'.O6" loext:label-string="openmp" chart:class="chart:scatter">
            <chart:domain table:cell-range-address="'Optimizations analysis'.J2:'Optimizations analysis'.J6"/>
            <chart:data-point chart:repeated="5"/>
          </chart:series>
          <chart:series chart:style-name="ch12" chart:values-cell-range-address="'Optimizations analysis'.H2:'Optimizations analysis'.H6" loext:label-string="pthreads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openmp</text:p>
              </table:table-cell>
              <table:table-cell office:value-type="string">
                <text:p>p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izations analysis'.J2:'Optimizations analysis'.J6</svg:desc>
                </draw:g>
              </table:table-cell>
              <table:table-cell office:value-type="float" office:value="3.6491479352327">
                <text:p>3.6491479352327</text:p>
                <draw:g>
                  <svg:desc>'Optimizations analysis'.O2:'Optimizations analysis'.O6</svg:desc>
                </draw:g>
              </table:table-cell>
              <table:table-cell office:value-type="float" office:value="3.65942235527106">
                <text:p>3.65942235527106</text:p>
                <draw:g>
                  <svg:desc>'Optimizations analysis'.H2:'Optimizations analysis'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03847669543009">
                <text:p>4.03847669543009</text:p>
              </table:table-cell>
              <table:table-cell office:value-type="float" office:value="4.06703383170689">
                <text:p>4.06703383170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97394022401633">
                <text:p>3.97394022401633</text:p>
              </table:table-cell>
              <table:table-cell office:value-type="float" office:value="4.09617419602332">
                <text:p>4.09617419602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.77061636956722">
                <text:p>4.77061636956722</text:p>
              </table:table-cell>
              <table:table-cell office:value-type="float" office:value="4.87414760724842">
                <text:p>4.87414760724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83074477437466">
                <text:p>4.83074477437466</text:p>
              </table:table-cell>
              <table:table-cell office:value-type="float" office:value="4.90493339804714">
                <text:p>4.904933398047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4" chart:maximum="8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32">
      <style:chart-properties chart:display-label="true" chart:logarithmic="false" chart:minimum="0.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19cm" svg:height="10.785cm" xlink:href=".." xlink:type="simple" chart:class="chart:scatter" chart:style-name="ch1">
        <chart:title svg:x="3.967cm" svg:y="0.351cm" chart:style-name="ch2">
          <text:p>Efficiency concurrent compared to serial</text:p>
        </chart:title>
        <chart:subtitle svg:x="5.621cm" svg:y="1.345cm" chart:style-name="ch3">
          <text:p>Serial/(Concurrent*threads)</text:p>
        </chart:subtitle>
        <chart:legend chart:legend-position="end" svg:x="13.452cm" svg:y="4.844cm" style:legend-expansion="high" chart:style-name="ch4"/>
        <chart:plot-area chart:style-name="ch5" table:cell-range-address="'Optimizations analysis'.I2:'Optimizations analysis'.J6 'Optimizations analysis'.P2:'Optimizations analysis'.P6" chart:data-source-has-labels="row" svg:x="1.333cm" svg:y="2.243cm" svg:width="11.797cm" svg:height="7.346cm">
          <chart:coordinate-region svg:x="2.616cm" svg:y="2.443cm" svg:width="10.42cm" svg:height="6.5cm"/>
          <chart:axis chart:dimension="x" chart:name="primary-x" chart:style-name="ch6">
            <chart:title svg:x="5.97cm" svg:y="9.804cm" chart:style-name="ch7">
              <text:p>Threads quantity</text:p>
            </chart:title>
          </chart:axis>
          <chart:axis chart:dimension="y" chart:name="primary-y" chart:style-name="ch8">
            <chart:title svg:x="0.451cm" svg:y="6.661cm" chart:style-name="ch9">
              <text:p>Efficiency</text:p>
            </chart:title>
            <chart:grid chart:style-name="ch10" chart:class="major"/>
          </chart:axis>
          <chart:series chart:style-name="ch11" chart:values-cell-range-address="'Optimizations analysis'.I2:'Optimizations analysis'.I6" loext:label-string="pthreads" chart:class="chart:scatter">
            <chart:domain table:cell-range-address="'Optimizations analysis'.J2:'Optimizations analysis'.J6"/>
            <chart:data-point chart:repeated="5"/>
          </chart:series>
          <chart:series chart:style-name="ch12" chart:values-cell-range-address="'Optimizations analysis'.P2:'Optimizations analysis'.P6" loext:label-string="openmp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threads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izations analysis'.J2:'Optimizations analysis'.J6</svg:desc>
                </draw:g>
              </table:table-cell>
              <table:table-cell office:value-type="float" office:value="0.914855588817766">
                <text:p>0.914855588817766</text:p>
                <draw:g>
                  <svg:desc>'Optimizations analysis'.I2:'Optimizations analysis'.I6</svg:desc>
                </draw:g>
              </table:table-cell>
              <table:table-cell office:value-type="float" office:value="0.912286983808175">
                <text:p>0.912286983808175</text:p>
                <draw:g>
                  <svg:desc>'Optimizations analysis'.P2:'Optimizations analysis'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13406766341378">
                <text:p>0.813406766341378</text:p>
              </table:table-cell>
              <table:table-cell office:value-type="float" office:value="0.807695339086017">
                <text:p>0.807695339086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82695699337219">
                <text:p>0.682695699337219</text:p>
              </table:table-cell>
              <table:table-cell office:value-type="float" office:value="0.662323370669388">
                <text:p>0.662323370669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696306801035489">
                <text:p>0.696306801035489</text:p>
              </table:table-cell>
              <table:table-cell office:value-type="float" office:value="0.681516624223888">
                <text:p>0.681516624223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13116674755893">
                <text:p>0.613116674755893</text:p>
              </table:table-cell>
              <table:table-cell office:value-type="float" office:value="0.603843096796833">
                <text:p>0.6038430967968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23cm" svg:height="13.494cm" xlink:href=".." xlink:type="simple" chart:class="chart:scatter" chart:style-name="ch1">
        <chart:title svg:x="8.057cm" svg:y="0.405cm" chart:style-name="ch2">
          <text:p>Speedup vs threads</text:p>
        </chart:title>
        <chart:subtitle svg:x="6.495cm" svg:y="1.453cm" chart:style-name="ch3">
          <text:p>Serial time taken from tetris_solver_serial</text:p>
        </chart:subtitle>
        <chart:plot-area chart:style-name="ch4" table:cell-range-address="'Full OMP analysis'.D1:'Full OMP analysis'.D20 'Full OMP analysis'.G1:'Full OMP analysis'.G20" chart:data-source-has-labels="row" svg:x="1.415cm" svg:y="2.405cm" svg:width="18.404cm" svg:height="9.839cm">
          <chart:coordinate-region svg:x="2.327cm" svg:y="2.604cm" svg:width="17.305cm" svg:height="8.993cm"/>
          <chart:axis chart:dimension="x" chart:name="primary-x" chart:style-name="ch5">
            <chart:title svg:x="9.356cm" svg:y="12.513cm" chart:style-name="ch6">
              <text:p>Threads quantity</text:p>
            </chart:title>
          </chart:axis>
          <chart:axis chart:dimension="y" chart:name="primary-y" chart:style-name="ch7">
            <chart:title svg:x="0.451cm" svg:y="8.043cm" chart:style-name="ch8">
              <text:p>Speedup</text:p>
            </chart:title>
            <chart:grid chart:style-name="ch9" chart:class="major"/>
          </chart:axis>
          <chart:series chart:style-name="ch10" chart:values-cell-range-address="'Full OMP analysis'.G2:'Full OMP analysis'.G20" chart:label-cell-address="'Full OMP analysis'.G1:'Full OMP analysis'.G1" chart:class="chart:scatter">
            <chart:domain table:cell-range-address="'Full OMP analysis'.D2:'Full OMP analysis'.D2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peedup</text:p>
                <draw:g>
                  <svg:desc>'Full OMP analysis'.G1:'Full OMP analysi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ull OMP analysis'.D2:'Full OMP analysis'.D20</svg:desc>
                </draw:g>
              </table:table-cell>
              <table:table-cell office:value-type="float" office:value="1">
                <text:p>1</text:p>
                <draw:g>
                  <svg:desc>'Full OMP analysis'.G2:'Full OMP analysis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4303400940099">
                <text:p>2.14303400940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3299549298883">
                <text:p>2.83299549298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491479352327">
                <text:p>3.6491479352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3847669543009">
                <text:p>4.03847669543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97394022401633">
                <text:p>3.97394022401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77061636956722">
                <text:p>4.77061636956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83074477437466">
                <text:p>4.83074477437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6951803216484">
                <text:p>4.56951803216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237573282974">
                <text:p>5.237573282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23803625983023">
                <text:p>5.23803625983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2216399346394">
                <text:p>5.12216399346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03384677253281">
                <text:p>5.03384677253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94962881020419">
                <text:p>4.94962881020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0469024918512">
                <text:p>4.80469024918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65431474465309">
                <text:p>4.65431474465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55798781970891">
                <text:p>4.55798781970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4.38747191763468">
                <text:p>4.38747191763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.23494744326782">
                <text:p>5.234947443267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